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7845" officeooo:paragraph-rsid="001a7845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b25af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a7845"/>
    </style:style>
    <style:style style:name="T6" style:family="text">
      <style:text-properties officeooo:rsid="001a8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6th</text:span> of <text:span text:style-name="T5">March</text:span> 202<text:span text:style-name="T4">1</text:span> under the <text:span text:style-name="T5">46th</text:span> PA Meeting.</text:p>
      <text:p text:style-name="P1"/>
      <text:p text:style-name="P1">The Assembly, recognising the current situation,</text:p>
      <text:p text:style-name="P1"/>
      <text:p text:style-name="P2">Constitutes the need to strongly urge the Council of the Server to <text:span text:style-name="T6">shorten CommissarChenkov’s sentence to 4 weeks, or 28 days.</text:span></text:p>
      <text:p text:style-name="P1"/>
      <text:p text:style-name="P1">And proceeds.</text:p>
      <text:p text:style-name="P1"/>
      <text:p text:style-name="P1">Signed by,</text:p>
      <text:p text:style-name="P2">ChairmanSteven</text:p>
      <text:p text:style-name="P2">eldegron</text:p>
      <text:p text:style-name="P2">WilliamAC8</text:p>
      <text:p text:style-name="P1"/>
      <text:p text:style-name="P1"/>
      <text:p text:style-name="P1"/>
      <text:p text:style-name="Standard"><text:span text:style-name="T1">[</text:span><text:span text:style-name="T2">Motion 46-3: To strongly urge the CotS to commute the punishment of Chenkov to </text:span><text:span text:style-name="T3">4 week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18T09:41:33.680014453</dc:date>
    <meta:editing-duration>PT2M33S</meta:editing-duration>
    <meta:editing-cycles>7</meta:editing-cycles>
    <meta:generator>LibreOffice/7.1.1.2$Linux_X86_64 LibreOffice_project/dd797d330b34196606d0870aaa694e9504402ca1</meta:generator>
    <meta:document-statistic meta:table-count="0" meta:image-count="0" meta:object-count="0" meta:page-count="1" meta:paragraph-count="9" meta:word-count="65" meta:character-count="402" meta:non-whitespace-character-count="346"/>
  </office:meta>
</office:document-meta>
</file>